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" style:family="table">
      <style:table-properties style:width="13.949cm" table:align="center"/>
    </style:style>
    <style:style style:name="Tableau1.A" style:family="table-column">
      <style:table-column-properties style:column-width="1.473cm"/>
    </style:style>
    <style:style style:name="Tableau1.B" style:family="table-column">
      <style:table-column-properties style:column-width="2.251cm"/>
    </style:style>
    <style:style style:name="Tableau1.C" style:family="table-column">
      <style:table-column-properties style:column-width="2.861cm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H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H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" style:family="table">
      <style:table-properties style:width="18.048cm" table:align="center"/>
    </style:style>
    <style:style style:name="Tableau2.A" style:family="table-column">
      <style:table-column-properties style:column-width="1.644cm"/>
    </style:style>
    <style:style style:name="Tableau2.B" style:family="table-column">
      <style:table-column-properties style:column-width="2.325cm"/>
    </style:style>
    <style:style style:name="Tableau2.C" style:family="table-column">
      <style:table-column-properties style:column-width="2.588cm"/>
    </style:style>
    <style:style style:name="Tableau2.D" style:family="table-column">
      <style:table-column-properties style:column-width="3.41cm"/>
    </style:style>
    <style:style style:name="Tableau2.E" style:family="table-column">
      <style:table-column-properties style:column-width="2.879cm"/>
    </style:style>
    <style:style style:name="Tableau2.F" style:family="table-column">
      <style:table-column-properties style:column-width="3.207cm"/>
    </style:style>
    <style:style style:name="Tableau2.G" style:family="table-column">
      <style:table-column-properties style:column-width="1.997cm"/>
    </style:style>
    <style:style style:name="Tableau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.G1" style:family="table-cell">
      <style:table-cell-properties fo:padding="0.049cm" fo:border="0.05pt solid #000000" style:writing-mode="page"/>
    </style:style>
    <style:style style:name="Tableau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.G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1d33f4" officeooo:paragraph-rsid="001d33f4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ec3fe" officeooo:paragraph-rsid="001ec3fe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d33f4" officeooo:paragraph-rsid="001d33f4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1ec3fe" officeooo:paragraph-rsid="001ec3fe" style:font-weight-asian="normal" style:font-weight-complex="normal"/>
    </style:style>
    <style:style style:name="P5" style:family="paragraph" style:parent-style-name="Standard">
      <style:text-properties style:text-underline-style="none" fo:font-weight="bold" officeooo:rsid="001ec3fe" officeooo:paragraph-rsid="001ec3f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fc683" officeooo:paragraph-rsid="001fc68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fc683" officeooo:paragraph-rsid="0021bf4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fc683" officeooo:paragraph-rsid="002a00cc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ec3fe" officeooo:paragraph-rsid="001d33f4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ec3fe" officeooo:paragraph-rsid="001ec3fe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ec3fe" officeooo:paragraph-rsid="002a00c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fc683" officeooo:paragraph-rsid="0021bf41" style:font-style-asian="normal" style:font-weight-asian="bold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3pt" officeooo:rsid="001ec3fe" officeooo:paragraph-rsid="001ec3fe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font-size="13pt" officeooo:rsid="001ec3fe" officeooo:paragraph-rsid="00286459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font-size="13pt" officeooo:rsid="001ec3fe" officeooo:paragraph-rsid="002a00cc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size="13pt" officeooo:paragraph-rsid="002a00cc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font-size="13pt" officeooo:rsid="002a4de0" officeooo:paragraph-rsid="002a4de0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fo:font-size="13pt" fo:font-style="italic" officeooo:rsid="002b1456" officeooo:paragraph-rsid="002b1456" style:font-size-asian="13pt" style:font-style-asian="italic" style:font-size-complex="13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21bf41" officeooo:paragraph-rsid="001fc683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fc683" officeooo:paragraph-rsid="0021bf41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3pt" officeooo:rsid="002a4de0" officeooo:paragraph-rsid="002a4de0" style:font-size-asian="13pt" style:font-size-complex="13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286459" style:font-weight-asian="normal" style:font-weight-complex="normal"/>
    </style:style>
    <style:style style:name="T4" style:family="text">
      <style:text-properties style:text-underline-style="none" officeooo:rsid="0021bf41"/>
    </style:style>
    <style:style style:name="T5" style:family="text">
      <style:text-properties style:text-underline-style="solid" style:text-underline-width="auto" style:text-underline-color="font-color" officeooo:rsid="00223d00"/>
    </style:style>
    <style:style style:name="T6" style:family="text">
      <style:text-properties officeooo:rsid="001ec3fe"/>
    </style:style>
    <style:style style:name="T7" style:family="text">
      <style:text-properties officeooo:rsid="001fc683"/>
    </style:style>
    <style:style style:name="T8" style:family="text">
      <style:text-properties style:font-name="Times New Roman"/>
    </style:style>
    <style:style style:name="T9" style:family="text">
      <style:text-properties style:font-name="Times New Roman" officeooo:rsid="0021bf41"/>
    </style:style>
    <style:style style:name="T10" style:family="text">
      <style:text-properties officeooo:rsid="0021bf41"/>
    </style:style>
    <style:style style:name="T11" style:family="text">
      <style:text-properties fo:font-style="italic" officeooo:rsid="0021bf41" style:font-style-asian="italic" style:font-style-complex="italic"/>
    </style:style>
    <style:style style:name="T12" style:family="text">
      <style:text-properties fo:font-style="normal" officeooo:rsid="0021bf41" style:font-style-asian="normal" style:font-style-complex="normal"/>
    </style:style>
    <style:style style:name="T13" style:family="text">
      <style:text-properties officeooo:rsid="00223d00"/>
    </style:style>
    <style:style style:name="T14" style:family="text">
      <style:text-properties officeooo:rsid="002539b0"/>
    </style:style>
    <style:style style:name="T15" style:family="text">
      <style:text-properties officeooo:rsid="00286459"/>
    </style:style>
    <style:style style:name="T16" style:family="text">
      <style:text-properties officeooo:rsid="002a00cc"/>
    </style:style>
    <style:style style:name="T17" style:family="text">
      <style:text-properties officeooo:rsid="002a4de0"/>
    </style:style>
    <style:style style:name="T18" style:family="text">
      <style:text-properties officeooo:rsid="002bffd7"/>
    </style:style>
    <style:style style:name="T19" style:family="text">
      <style:text-properties officeooo:rsid="002c45e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tocole :<text:span text:style-name="T2"> </text:span><text:span text:style-name="T3">Serie 115200-8-N-1 imposé par la carte Nucleo (⇒ limite debit données)</text:span></text:p>
      <text:p text:style-name="P5"><text:tab/><text:tab/><text:tab/><text:span text:style-name="T5">PC ⇒ PENDULE</text:span></text:p>
      <text:p text:style-name="P9">Format de la commande : Taille 8 octets fixe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 table:number-columns-repeated="5"/>
        <table:table-row>
          <table:table-cell table:style-name="Tableau1.A1" office:value-type="string">
            <text:p text:style-name="P13"><text:span text:style-name="T15">Octet</text:span> 0</text:p>
          </table:table-cell>
          <table:table-cell table:style-name="Tableau1.A1" office:value-type="string">
            <text:p text:style-name="P14"><text:span text:style-name="T15">Octet</text:span> 1</text:p>
          </table:table-cell>
          <table:table-cell table:style-name="Tableau1.A1" office:value-type="string">
            <text:p text:style-name="P14"><text:span text:style-name="T15">Octet</text:span> 2</text:p>
          </table:table-cell>
          <table:table-cell table:style-name="Tableau1.A1" office:value-type="string">
            <text:p text:style-name="P14"><text:span text:style-name="T15">Octet</text:span> 3</text:p>
          </table:table-cell>
          <table:table-cell table:style-name="Tableau1.A1" office:value-type="string">
            <text:p text:style-name="P14"><text:span text:style-name="T15">Octet</text:span> 4</text:p>
          </table:table-cell>
          <table:table-cell table:style-name="Tableau1.A1" office:value-type="string">
            <text:p text:style-name="P14"><text:span text:style-name="T15">Octet</text:span> 5</text:p>
          </table:table-cell>
          <table:table-cell table:style-name="Tableau1.A1" office:value-type="string">
            <text:p text:style-name="P14"><text:span text:style-name="T15">Octet</text:span> 6</text:p>
          </table:table-cell>
          <table:table-cell table:style-name="Tableau1.H1" office:value-type="string">
            <text:p text:style-name="P14"><text:span text:style-name="T15">Octet</text:span> 7</text:p>
          </table:table-cell>
        </table:table-row>
        <table:table-row>
          <table:table-cell table:style-name="Tableau1.A2" office:value-type="string">
            <text:p text:style-name="P13"># ou ?</text:p>
          </table:table-cell>
          <table:table-cell table:style-name="Tableau1.A2" office:value-type="string">
            <text:p text:style-name="P16">C<text:span text:style-name="T6">ommande</text:span></text:p>
          </table:table-cell>
          <table:table-cell table:style-name="Tableau1.A2" office:value-type="string">
            <text:p text:style-name="P13">Option de cmd</text:p>
          </table:table-cell>
          <table:table-cell table:style-name="Tableau1.A2" office:value-type="string">
            <text:p text:style-name="P16"><text:s/><text:span text:style-name="T6">Data </text:span><text:span text:style-name="T7">1</text:span></text:p>
          </table:table-cell>
          <table:table-cell table:style-name="Tableau1.A2" office:value-type="string">
            <text:p text:style-name="P13">Dat<text:span text:style-name="T7">a 2</text:span></text:p>
          </table:table-cell>
          <table:table-cell table:style-name="Tableau1.A2" office:value-type="string">
            <text:p text:style-name="P13">Data <text:span text:style-name="T7">3</text:span></text:p>
          </table:table-cell>
          <table:table-cell table:style-name="Tableau1.A2" office:value-type="string">
            <text:p text:style-name="P13">Data <text:span text:style-name="T7">4</text:span></text:p>
          </table:table-cell>
          <table:table-cell table:style-name="Tableau1.H2" office:value-type="string">
            <text:p text:style-name="P13">$ ou !</text:p>
          </table:table-cell>
        </table:table-row>
      </table:table>
      <text:p text:style-name="P6">Commande :</text:p>
      <text:p text:style-name="P6"><text:tab/>?S : Start Stop : <text:tab/>Option=’0’ ⇒ Stop<text:tab/></text:p>
      <text:p text:style-name="P6"><text:tab/><text:tab/><text:tab/><text:tab/>Option=’1’ ⇒ Start <text:tab/>Data 1=’0’ ⇒ Boucle Ouverte</text:p>
      <text:p text:style-name="P6"><text:tab/><text:tab/><text:tab/><text:tab/><text:tab/><text:tab/><text:tab/>Data 1=’1’ ⇒ Regul PID sur <text:span text:style-name="T8">θ</text:span></text:p>
      <text:p text:style-name="P6"><text:tab/><text:tab/><text:tab/><text:tab/><text:tab/><text:tab/><text:tab/>Data 1=’2’ ⇒ Regul PID sur <text:span text:style-name="T8">θ et ψ</text:span></text:p>
      <text:p text:style-name="P6"><text:tab/><text:tab/><text:tab/><text:tab/><text:tab/><text:tab/><text:tab/>Data 1=’3’ ⇒ Regul PID sur <text:span text:style-name="T8">θ et RST</text:span> sur <text:span text:style-name="T8">ψ</text:span></text:p>
      <text:p text:style-name="P6"><text:tab/>?D : Démo Stop : <text:tab/>Option=’0’ ⇒ Stop<text:tab/></text:p>
      <text:p text:style-name="P6"><text:tab/><text:tab/><text:tab/><text:tab/>Option=’1’ ⇒ Demo</text:p>
      <text:p text:style-name="P6"><text:tab/>?C : Consigne : <text:tab/>Option=’1’ ⇒ Forme<text:tab/></text:p>
      <text:p text:style-name="P6"><text:tab/><text:tab/><text:tab/><text:tab/>Option=’2’ ⇒ <text:s/>Frequence</text:p>
      <text:p text:style-name="P6"><text:tab/><text:tab/><text:tab/><text:tab/>Option=’3’ ⇒ Amplitude</text:p>
      <text:p text:style-name="P6"><text:tab/><text:tab/><text:tab/><text:tab/><text:tab/><text:tab/><text:tab/>Data 1 à 4 : valeur en float 32 bits</text:p>
      <text:p text:style-name="P6"><text:tab/>?M : Mesure à afficher ⇒ A Définir</text:p>
      <text:p text:style-name="P6"><text:tab/>?<text:span text:style-name="T10">p : Paramêtre Proportionnel des PID <text:tab/>Option=’0’ ⇒ </text:span><text:span text:style-name="T9">θ</text:span></text:p>
      <text:p text:style-name="P20"><text:tab/><text:tab/><text:tab/><text:tab/><text:tab/><text:tab/><text:tab/>Option=’1’ ⇒ ψ</text:p>
      <text:p text:style-name="P7"><text:span text:style-name="T9"><text:tab/></text:span><text:span text:style-name="T8"><text:tab/><text:tab/><text:tab/><text:tab/><text:tab/><text:tab/><text:tab/>Data 1 à 4 : valeur en float 32 bits</text:span></text:p>
      <text:p text:style-name="P7"><text:tab/>?<text:span text:style-name="T10">i : Constante de temps intégrale des PID </text:span><text:span text:style-name="T11">voir ( commande?p )</text:span></text:p>
      <text:p text:style-name="P7"><text:span text:style-name="T11"><text:tab/></text:span><text:span text:style-name="T12">?d : Constante de temps intégrale des PID</text:span><text:span text:style-name="T11"> voir ( commande?p )</text:span></text:p>
      <text:p text:style-name="P7"><text:tab/>?<text:span text:style-name="T10">r : Coeff du polynome R <text:tab/>Option ⇒ ordre polynome en entier non signé sur 8 bits</text:span></text:p>
      <text:p text:style-name="P21"><text:tab/><text:tab/><text:tab/><text:tab/><text:tab/><text:tab/><text:tab/>Data 1 à 4 : valeur en float 32 bits</text:p>
      <text:p text:style-name="P7"><text:tab/>?<text:span text:style-name="T10">s : Coeff du polynome S </text:span><text:span text:style-name="T11">voir ( commande?r )</text:span></text:p>
      <text:p text:style-name="P7"><text:span text:style-name="T11"><text:tab/></text:span><text:span text:style-name="T12">?t : Coeff du polynome T</text:span><text:span text:style-name="T11"> voir ( commande?r )</text:span></text:p>
      <text:p text:style-name="P12"><text:span text:style-name="T4"><text:tab/><text:tab/><text:tab/></text:span><text:span text:style-name="T13">PENDULE ⇒ PC</text:span></text:p>
      <text:p text:style-name="P11">Format de la <text:span text:style-name="T16">trame de donnée</text:span> : <text:span text:style-name="T17">Ca devrait passer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office:value-type="string">
            <text:p text:style-name="P15"><text:span text:style-name="T15">Octet</text:span> 0</text:p>
          </table:table-cell>
          <table:table-cell table:style-name="Tableau2.A1" office:value-type="string">
            <text:p text:style-name="P15"><text:span text:style-name="T15">Octet</text:span> 1-<text:span text:style-name="T17">4</text:span></text:p>
          </table:table-cell>
          <table:table-cell table:style-name="Tableau2.A1" office:value-type="string">
            <text:p text:style-name="P15"><text:span text:style-name="T15">Octet</text:span> <text:span text:style-name="T17">5-8</text:span></text:p>
          </table:table-cell>
          <table:table-cell table:style-name="Tableau2.A1" office:value-type="string">
            <text:p text:style-name="P15"><text:span text:style-name="T15">Octet</text:span> <text:span text:style-name="T18">9</text:span><text:span text:style-name="T17">-</text:span><text:span text:style-name="T18">10</text:span></text:p>
          </table:table-cell>
          <table:table-cell table:style-name="Tableau2.A1" office:value-type="string">
            <text:p text:style-name="P15"><text:span text:style-name="T15">Octet</text:span> <text:span text:style-name="T17">1</text:span><text:span text:style-name="T18">1</text:span><text:span text:style-name="T17">-1</text:span><text:span text:style-name="T18">4</text:span></text:p>
          </table:table-cell>
          <table:table-cell table:style-name="Tableau2.A1" office:value-type="string">
            <text:p text:style-name="P15"><text:span text:style-name="T15">Octet</text:span> <text:span text:style-name="T17">1</text:span><text:span text:style-name="T18">5</text:span><text:span text:style-name="T17">-1</text:span><text:span text:style-name="T18">8</text:span></text:p>
          </table:table-cell>
          <table:table-cell table:style-name="Tableau2.G1" office:value-type="string">
            <text:p text:style-name="P15"><text:span text:style-name="T15">Octet</text:span> <text:span text:style-name="T17">1</text:span><text:span text:style-name="T18">9</text:span></text:p>
          </table:table-cell>
        </table:table-row>
        <table:table-row>
          <table:table-cell table:style-name="Tableau2.A2" office:value-type="string">
            <text:p text:style-name="P22">=</text:p>
          </table:table-cell>
          <table:table-cell table:style-name="Tableau2.A2" office:value-type="string">
            <text:p text:style-name="P18">Mesure <text:span text:style-name="T8">θ</text:span></text:p>
            <text:p text:style-name="P19">float 32</text:p>
          </table:table-cell>
          <table:table-cell table:style-name="Tableau2.A2" office:value-type="string">
            <text:p text:style-name="P18">Retour de <text:span text:style-name="T8">ψ</text:span></text:p>
            <text:p text:style-name="P19">long <text:span text:style-name="T19">24</text:span></text:p>
          </table:table-cell>
          <table:table-cell table:style-name="Tableau2.A2" office:value-type="string">
            <text:p text:style-name="P17"><text:s/><text:span text:style-name="T17">Valeur Consigne</text:span></text:p>
            <text:p text:style-name="P19">short 16</text:p>
          </table:table-cell>
          <table:table-cell table:style-name="Tableau2.A2" office:value-type="string">
            <text:p text:style-name="P18">Sortie Correcteur <text:span text:style-name="T8">θ</text:span></text:p>
            <text:p text:style-name="P19">float 32</text:p>
          </table:table-cell>
          <table:table-cell table:style-name="Tableau2.A2" office:value-type="string">
            <text:p text:style-name="P18">Sortie Correcteur <text:span text:style-name="T8">ψ</text:span></text:p>
            <text:p text:style-name="P19">float 32</text:p>
          </table:table-cell>
          <table:table-cell table:style-name="Tableau2.G2" office:value-type="string">
            <text:p text:style-name="P18">+</text:p>
          </table:table-cell>
        </table:table-row>
      </table:table>
      <text:p text:style-name="P8"/>
      <text:p text:style-name="P12"/>
      <text:p text:style-name="P12"/>
      <text:p text:style-name="P1">Automatique :</text:p>
      <text:p text:style-name="P3">Euler<text:span text:style-name="T1"><text:tab/><text:tab/><text:tab/></text:span><text:span text:style-name="T6">Bilinéaire</text:span></text:p>
      <text:p text:style-name="P1"><text:span text:style-name="T2"><draw:frame draw:style-name="fr1" draw:name="Objet1" text:anchor-type="as-char" svg:y="-0.79cm" svg:width="2.357cm" svg:height="1.30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<text:tab/><text:tab/></text:span><text:span text:style-name="T2"><draw:frame draw:style-name="fr1" draw:name="Objet2" text:anchor-type="as-char" svg:y="-0.79cm" svg:width="3.237cm" svg:height="1.302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4">PID : <text:span text:style-name="T14">D non filtree</text:span></text:p>
      <text:p text:style-name="P10"><draw:frame draw:style-name="fr1" draw:name="Objet3" text:anchor-type="as-char" svg:y="-0.794cm" svg:width="8.55cm" svg:height="1.36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>PID <text:span text:style-name="T14">D non filtree </text:span>Euler récurrence :</text:p>
      <text:p text:style-name="P4"/>
      <text:p text:style-name="P10"><draw:frame draw:style-name="fr1" draw:name="Objet4" text:anchor-type="as-char" svg:y="-0.861cm" svg:width="12.577cm" svg:height="1.439cm" draw:z-index="3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7:02:16.885547983</meta:creation-date>
    <meta:generator>LibreOffice/7.5.8.2$Linux_X86_64 LibreOffice_project/50$Build-2</meta:generator>
    <dc:date>2023-11-30T15:17:38.550684227</dc:date>
    <meta:editing-duration>PT4H38M26S</meta:editing-duration>
    <meta:editing-cycles>11</meta:editing-cycles>
    <meta:document-statistic meta:table-count="2" meta:image-count="0" meta:object-count="4" meta:page-count="1" meta:paragraph-count="69" meta:word-count="308" meta:character-count="1491" meta:non-whitespace-character-count="1151"/>
  </office:meta>
</office:document-meta>
</file>

<file path=Object 1/content.xml><?xml version="1.0" encoding="utf-8"?>
<math xmlns="http://www.w3.org/1998/Math/MathML" display="block">
  <semantics>
    <mrow>
      <mi>p</mi>
      <mo stretchy="false">⇒</mo>
      <mfrac>
        <mrow>
          <mn>1</mn>
          <mo stretchy="false">−</mo>
          <msup>
            <mi>z</mi>
            <mrow>
              <mo stretchy="false">−</mo>
              <mn>1</mn>
            </mrow>
          </msup>
        </mrow>
        <msub>
          <mi>T</mi>
          <mi mathvariant="italic">ech</mi>
        </msub>
      </mfrac>
    </mrow>
    <annotation encoding="StarMath 5.0">p drarrow {1-z^-1}over T_ech
 </annotation>
  </semantics>
</math>
</file>

<file path=Object 2/content.xml><?xml version="1.0" encoding="utf-8"?>
<math xmlns="http://www.w3.org/1998/Math/MathML" display="block">
  <semantics>
    <mrow>
      <mi>p</mi>
      <mo stretchy="false">⇒</mo>
      <mfrac>
        <mn>2</mn>
        <msub>
          <mi>T</mi>
          <mi mathvariant="italic">ech</mi>
        </msub>
      </mfrac>
      <mfrac>
        <mrow>
          <mn>1</mn>
          <mo stretchy="false">−</mo>
          <msup>
            <mi>z</mi>
            <mrow>
              <mo stretchy="false">−</mo>
              <mn>1</mn>
            </mrow>
          </msup>
        </mrow>
        <mrow>
          <mn>1</mn>
          <mo stretchy="false">+</mo>
          <msup>
            <mi>z</mi>
            <mrow>
              <mo stretchy="false">−</mo>
              <mn>1</mn>
            </mrow>
          </msup>
        </mrow>
      </mfrac>
    </mrow>
    <annotation encoding="StarMath 5.0">p  drarrow 2over T_ech { 1-z^-1}over{1+z^-1}</annotation>
  </semantics>
</math>
</file>

<file path=Object 3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sub>
          <mi>K</mi>
          <mi>p</mi>
        </msub>
      </mrow>
      <mrow>
        <mrow>
          <mo fence="true" form="prefix" stretchy="true">(</mo>
          <mrow>
            <mrow>
              <mrow>
                <mn>1</mn>
                <mo stretchy="false">+</mo>
                <mfrac>
                  <mn>1</mn>
                  <mrow>
                    <msub>
                      <mi>T</mi>
                      <mi>i</mi>
                    </msub>
                    <mi>p</mi>
                  </mrow>
                </mfrac>
                <mo stretchy="false">+</mo>
                <msub>
                  <mi>T</mi>
                  <mi>d</mi>
                </msub>
              </mrow>
              <mi>p</mi>
            </mrow>
          </mrow>
          <mo fence="true" form="postfix" stretchy="true">)</mo>
        </mrow>
        <mo stretchy="false">=</mo>
        <mrow>
          <msub>
            <mi>K</mi>
            <mi>p</mi>
          </msub>
          <mo stretchy="false">+</mo>
          <mfrac>
            <msub>
              <mi>K</mi>
              <mi>i</mi>
            </msub>
            <mi>p</mi>
          </mfrac>
          <mo stretchy="false">+</mo>
          <msub>
            <mi>K</mi>
            <mi>d</mi>
          </msub>
        </mrow>
      </mrow>
      <mi>p</mi>
    </mrow>
    <annotation encoding="StarMath 5.0">H( p) = K_p left ( 1+ 1 over{ T_i p}+ T_d p  right ) =K_p+K_i over p +K_d p
</annotation>
  </semantics>
</math>
</file>

<file path=Object 4/content.xml><?xml version="1.0" encoding="utf-8"?>
<math xmlns="http://www.w3.org/1998/Math/MathML" display="block">
  <semantics>
    <mrow>
      <mrow>
        <msub>
          <mi>S</mi>
          <mi>n</mi>
        </msub>
        <mo stretchy="false">=</mo>
        <mrow>
          <msub>
            <mi>S</mi>
            <mrow>
              <mi>n</mi>
              <mo stretchy="false">−</mo>
              <mn>1</mn>
            </mrow>
          </msub>
          <mo stretchy="false">+</mo>
          <msub>
            <mi>E</mi>
            <mi>n</mi>
          </msub>
        </mrow>
      </mrow>
      <mrow>
        <mrow>
          <mo fence="true" form="prefix" stretchy="true">(</mo>
          <mrow>
            <mrow>
              <mrow>
                <msub>
                  <mi>K</mi>
                  <mi>p</mi>
                </msub>
                <mo stretchy="false">+</mo>
                <msub>
                  <mi>K</mi>
                  <mi>i</mi>
                </msub>
              </mrow>
              <mrow>
                <msub>
                  <mi>T</mi>
                  <mi mathvariant="italic">ech</mi>
                </msub>
                <mo stretchy="false">+</mo>
                <mfrac>
                  <msub>
                    <mi>K</mi>
                    <mi>d</mi>
                  </msub>
                  <msub>
                    <mi>T</mi>
                    <mi mathvariant="italic">ech</mi>
                  </msub>
                </mfrac>
              </mrow>
            </mrow>
          </mrow>
          <mo fence="true" form="postfix" stretchy="true">)</mo>
        </mrow>
        <mo stretchy="false">+</mo>
        <msub>
          <mi>E</mi>
          <mrow>
            <mi>n</mi>
            <mo stretchy="false">−</mo>
            <mn>1</mn>
          </mrow>
        </msub>
      </mrow>
      <mrow>
        <mrow>
          <mo fence="true" form="prefix" stretchy="true">(</mo>
          <mrow>
            <mrow>
              <mrow>
                <mo stretchy="false">−</mo>
                <msub>
                  <mi>K</mi>
                  <mi>p</mi>
                </msub>
              </mrow>
              <mo stretchy="false">−</mo>
              <mfrac>
                <mrow>
                  <mn>2</mn>
                  <msub>
                    <mi>K</mi>
                    <mi>d</mi>
                  </msub>
                </mrow>
                <msub>
                  <mi>T</mi>
                  <mi mathvariant="italic">ech</mi>
                </msub>
              </mfrac>
            </mrow>
          </mrow>
          <mo fence="true" form="postfix" stretchy="true">)</mo>
        </mrow>
        <mo stretchy="false">+</mo>
        <msub>
          <mi>E</mi>
          <mrow>
            <mi>n</mi>
            <mo stretchy="false">−</mo>
            <mn>2</mn>
          </mrow>
        </msub>
      </mrow>
      <mfrac>
        <msub>
          <mi>K</mi>
          <mi>d</mi>
        </msub>
        <msub>
          <mi>T</mi>
          <mi mathvariant="italic">ech</mi>
        </msub>
      </mfrac>
    </mrow>
    <annotation encoding="StarMath 5.0">S_n=S_{ n-1 }+E_n left ( K_p +K_i T_ech +K_d over T_ech right )+E_{ n-1 } left( -K_p -{2 K_d }over T_ech right )+E_{n-2} K_d over T_ech</annotation>
  </semantics>
</math>
</file>